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0.25pt" style:font-name-asian="メイリオ" style:font-size-asian="9pt" style:language-asian="ja" style:country-asian="JP" style:font-size-complex="10.25pt"/>
    </style:style>
    <style:style style:name="P2"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3" style:family="paragraph" style:parent-style-name="Standard">
      <style:paragraph-properties fo:line-height="0.423cm" style:writing-mode="lr-tb"/>
      <style:text-properties fo:color="#ce181e" style:font-name="メイリオ" fo:font-size="9pt" style:font-name-asian="メイリオ" style:font-size-asian="9pt" style:language-asian="ja" style:country-asian="JP" style:font-size-complex="9pt"/>
    </style:style>
    <style:style style:name="P4" style:family="paragraph" style:parent-style-name="Standard">
      <style:paragraph-properties fo:line-height="0.423cm"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5" style:family="paragraph" style:parent-style-name="Standard">
      <style:paragraph-properties fo:line-height="0.423cm" fo:text-align="start" style:justify-single-word="false" style:writing-mode="lr-tb"/>
      <style:text-properties style:font-name="メイリオ" fo:font-size="9pt" officeooo:paragraph-rsid="00017fb3" style:font-name-asian="メイリオ" style:font-size-asian="9pt" style:language-asian="ja" style:country-asian="JP" style:font-size-complex="9pt"/>
    </style:style>
    <style:style style:name="P6" style:family="paragraph" style:parent-style-name="Standard">
      <style:paragraph-properties fo:line-height="0.423cm" style:writing-mode="lr-tb"/>
      <style:text-properties style:font-name="メイリオ" fo:font-size="9pt" style:font-name-asian="メイリオ" style:font-size-asian="9pt" style:font-size-complex="9pt"/>
    </style:style>
    <style:style style:name="P7" style:family="paragraph" style:parent-style-name="Standard">
      <style:paragraph-properties fo:line-height="0.423cm" style:writing-mode="lr-tb"/>
      <style:text-properties fo:color="#0000ff" style:font-name="メイリオ" fo:font-size="9pt" style:font-name-asian="メイリオ" style:font-size-asian="9pt" style:language-asian="ja" style:country-asian="JP" style:font-size-complex="9pt"/>
    </style:style>
    <style:style style:name="P8" style:family="paragraph" style:parent-style-name="Standard">
      <style:paragraph-properties fo:line-height="0.423cm"/>
      <style:text-properties style:font-name="メイリオ" fo:font-size="9pt" style:font-name-asian="メイリオ" style:font-size-asian="9pt" style:font-size-complex="9pt"/>
    </style:style>
    <style:style style:name="P9"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font-size-complex="9pt"/>
    </style:style>
    <style:style style:name="P10" style:family="paragraph" style:parent-style-name="Standard">
      <style:paragraph-properties fo:line-height="0.423cm" fo:text-align="center" style:justify-single-word="false"/>
      <style:text-properties style:font-name="メイリオ" fo:font-size="9pt" officeooo:paragraph-rsid="00017fb3" style:font-name-asian="メイリオ" style:font-size-asian="9pt" style:font-size-complex="9pt"/>
    </style:style>
    <style:style style:name="P11" style:family="paragraph" style:parent-style-name="Standard">
      <style:paragraph-properties fo:line-height="0.423cm" fo:text-align="center" style:justify-single-word="false"/>
      <style:text-properties style:font-name="メイリオ" fo:font-size="9pt" officeooo:paragraph-rsid="029c3b33" style:font-name-asian="メイリオ" style:font-size-asian="9pt" style:font-size-complex="9pt"/>
    </style:style>
    <style:style style:name="P12" style:family="paragraph" style:parent-style-name="Standard">
      <style:paragraph-properties fo:line-height="0.423cm" fo:text-align="start" style:justify-single-word="false"/>
      <style:text-properties style:font-name="メイリオ" fo:font-size="9pt" officeooo:rsid="003d2f1e" officeooo:paragraph-rsid="003de441" style:font-name-asian="メイリオ" style:font-size-asian="9pt" style:language-asian="ja" style:country-asian="JP" style:font-size-complex="9pt"/>
    </style:style>
    <style:style style:name="P13" style:family="paragraph" style:parent-style-name="Standard">
      <style:paragraph-properties fo:line-height="0.423cm" fo:text-align="start"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4" style:family="paragraph" style:parent-style-name="Standard">
      <style:paragraph-properties fo:line-height="0.423cm" fo:text-align="center"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5"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16"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17" style:family="paragraph" style:parent-style-name="Standard">
      <style:paragraph-properties fo:line-height="0.423cm"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18" style:family="paragraph" style:parent-style-name="Standard">
      <style:paragraph-properties fo:line-height="0.423cm" fo:text-align="start" style:justify-single-word="false"/>
      <style:text-properties style:font-name="メイリオ" fo:font-size="9pt" officeooo:paragraph-rsid="003de441" style:font-name-asian="メイリオ" style:font-size-asian="9pt" style:language-asian="ja" style:country-asian="JP" style:font-size-complex="9pt"/>
    </style:style>
    <style:style style:name="P19" style:family="paragraph" style:parent-style-name="Standard">
      <style:paragraph-properties fo:line-height="0.423cm" fo:text-align="start" style:justify-single-word="false"/>
      <style:text-properties style:font-name="メイリオ" fo:font-size="9pt" officeooo:paragraph-rsid="003d2f1e" style:font-name-asian="メイリオ" style:font-size-asian="9pt" style:language-asian="ja" style:country-asian="JP" style:font-size-complex="9pt"/>
    </style:style>
    <style:style style:name="P20" style:family="paragraph" style:parent-style-name="Standard">
      <style:paragraph-properties fo:line-height="0.423cm" fo:text-align="start" style:justify-single-word="false"/>
      <style:text-properties style:font-name="メイリオ" fo:font-size="9pt" officeooo:paragraph-rsid="012c06bc" style:font-name-asian="メイリオ" style:font-size-asian="9pt" style:language-asian="ja" style:country-asian="JP" style:font-size-complex="9pt"/>
    </style:style>
    <style:style style:name="P21" style:family="paragraph" style:parent-style-name="Standard">
      <style:paragraph-properties fo:line-height="0.423cm" fo:text-align="start" style:justify-single-word="false"/>
      <style:text-properties style:font-name="メイリオ" fo:font-size="9pt" officeooo:paragraph-rsid="029c3b33" style:font-name-asian="メイリオ" style:font-size-asian="9pt" style:language-asian="ja" style:country-asian="JP" style:font-size-complex="9pt"/>
    </style:style>
    <style:style style:name="P22" style:family="paragraph" style:parent-style-name="Standard">
      <style:paragraph-properties fo:line-height="0.423cm" fo:text-align="start" style:justify-single-word="false"/>
      <style:text-properties style:font-name="メイリオ" fo:font-size="9pt" officeooo:rsid="01629ffe" officeooo:paragraph-rsid="01629ffe" style:font-name-asian="メイリオ" style:font-size-asian="9pt" style:language-asian="ja" style:country-asian="JP" style:font-size-complex="9pt"/>
    </style:style>
    <style:style style:name="P23" style:family="paragraph" style:parent-style-name="Standard">
      <style:paragraph-properties fo:line-height="0.423cm" fo:text-align="center" style:justify-single-word="false" fo:break-before="page"/>
      <style:text-properties style:font-name="メイリオ" fo:font-size="9pt" officeooo:paragraph-rsid="00017fb3" style:font-name-asian="メイリオ" style:font-size-asian="9pt" style:font-size-complex="9pt"/>
    </style:style>
    <style:style style:name="P24" style:family="paragraph" style:parent-style-name="Standard">
      <style:paragraph-properties fo:line-height="0.423cm" fo:text-align="start" style:justify-single-word="false" fo:break-before="page"/>
      <style:text-properties style:font-name="メイリオ" fo:font-size="9pt" officeooo:rsid="00017fb3" officeooo:paragraph-rsid="00017fb3" style:font-name-asian="メイリオ" style:font-size-asian="9pt" style:language-asian="ja" style:country-asian="JP" style:font-size-complex="9pt"/>
    </style:style>
    <style:style style:name="P25" style:family="paragraph" style:parent-style-name="Standard">
      <style:paragraph-properties fo:line-height="0.423cm"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26" style:family="paragraph" style:parent-style-name="Standard">
      <style:paragraph-properties fo:line-height="0.423cm" fo:text-align="start" style:justify-single-word="false" style:writing-mode="lr-tb"/>
      <style:text-properties style:font-name="メイリオ" fo:font-size="9pt" officeooo:rsid="00017fb3" officeooo:paragraph-rsid="02a1d969" style:font-name-asian="メイリオ" style:font-size-asian="9pt" style:language-asian="ja" style:country-asian="JP" style:font-size-complex="9pt"/>
    </style:style>
    <style:style style:name="P27" style:family="paragraph" style:parent-style-name="Standard" style:list-style-name="L1">
      <style:paragraph-properties fo:line-height="0.423cm" style:writing-mode="lr-tb"/>
    </style:style>
    <style:style style:name="P28" style:family="paragraph" style:parent-style-name="Standard" style:list-style-name="L1">
      <style:paragraph-properties fo:line-height="0.423cm" style:writing-mode="lr-tb"/>
      <style:text-properties officeooo:paragraph-rsid="02a8111a"/>
    </style:style>
    <style:style style:name="P29" style:family="paragraph" style:parent-style-name="Standard" style:list-style-name="L2">
      <style:paragraph-properties fo:line-height="0.423cm" style:writing-mode="lr-tb"/>
    </style:style>
    <style:style style:name="P30" style:family="paragraph" style:parent-style-name="Standard" style:list-style-name="L2">
      <style:paragraph-properties fo:line-height="0.423cm" style:writing-mode="lr-tb"/>
      <style:text-properties officeooo:paragraph-rsid="02a8111a"/>
    </style:style>
    <style:style style:name="P31" style:family="paragraph" style:parent-style-name="Standard" style:list-style-name="L3">
      <style:paragraph-properties fo:line-height="0.423cm" style:writing-mode="lr-tb"/>
    </style:style>
    <style:style style:name="P32" style:family="paragraph" style:parent-style-name="Standard" style:list-style-name="L4">
      <style:paragraph-properties fo:line-height="0.423cm" style:writing-mode="lr-tb"/>
    </style:style>
    <style:style style:name="P33" style:family="paragraph" style:parent-style-name="Standard" style:list-style-name="L5">
      <style:paragraph-properties fo:line-height="0.423cm" style:writing-mode="lr-tb"/>
    </style:style>
    <style:style style:name="P34" style:family="paragraph" style:parent-style-name="Standard" style:list-style-name="L6">
      <style:paragraph-properties fo:line-height="0.423cm" style:writing-mode="lr-tb"/>
    </style:style>
    <style:style style:name="P35" style:family="paragraph" style:parent-style-name="Standard" style:list-style-name="L7">
      <style:paragraph-properties fo:line-height="0.423cm" style:writing-mode="lr-tb"/>
    </style:style>
    <style:style style:name="P36" style:family="paragraph" style:parent-style-name="Standard">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37" style:family="paragraph" style:parent-style-name="Standard">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38" style:family="paragraph" style:parent-style-name="Standard">
      <style:paragraph-properties fo:line-height="0.423cm" style:writing-mode="lr-tb"/>
      <style:text-properties fo:color="#000000" style:font-name="メイリオ" fo:font-size="9pt" officeooo:rsid="02299481" officeooo:paragraph-rsid="02b03629" style:font-name-asian="メイリオ" style:font-size-asian="9pt" style:language-asian="ja" style:country-asian="JP" style:font-size-complex="9pt"/>
    </style:style>
    <style:style style:name="P39" style:family="paragraph" style:parent-style-name="Standard">
      <style:paragraph-properties fo:line-height="0.423cm" style:writing-mode="lr-tb"/>
      <style:text-properties fo:color="#000000" style:font-name="メイリオ" fo:font-size="9pt" officeooo:rsid="02299481" officeooo:paragraph-rsid="02b15b62" style:font-name-asian="メイリオ" style:font-size-asian="9pt" style:language-asian="ja" style:country-asian="JP" style:font-size-complex="9pt"/>
    </style:style>
    <style:style style:name="P40" style:family="paragraph" style:parent-style-name="Standard">
      <style:paragraph-properties fo:line-height="0.423cm" style:writing-mode="lr-tb"/>
      <style:text-properties fo:color="#000000" style:font-name="メイリオ" fo:font-size="9pt" officeooo:rsid="02299481" officeooo:paragraph-rsid="02b2e4d2" style:font-name-asian="メイリオ" style:font-size-asian="9pt" style:language-asian="ja" style:country-asian="JP" style:font-size-complex="9pt"/>
    </style:style>
    <style:style style:name="P41" style:family="paragraph" style:parent-style-name="Standard">
      <style:paragraph-properties fo:line-height="0.423cm" style:writing-mode="lr-tb"/>
      <style:text-properties fo:color="#000000" style:font-name="メイリオ" fo:font-size="9pt" officeooo:rsid="02299481" officeooo:paragraph-rsid="02b3074e" style:font-name-asian="メイリオ" style:font-size-asian="9pt" style:language-asian="ja" style:country-asian="JP" style:font-size-complex="9pt"/>
    </style:style>
    <style:style style:name="P42" style:family="paragraph" style:parent-style-name="Standard">
      <style:paragraph-properties fo:line-height="0.423cm" style:writing-mode="lr-tb"/>
      <style:text-properties fo:color="#000000" style:font-name="メイリオ" fo:font-size="9pt" officeooo:rsid="02299481" officeooo:paragraph-rsid="02b3b219" style:font-name-asian="メイリオ" style:font-size-asian="9pt" style:language-asian="ja" style:country-asian="JP" style:font-size-complex="9pt"/>
    </style:style>
    <style:style style:name="P43" style:family="paragraph" style:parent-style-name="Standard">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44" style:family="paragraph" style:parent-style-name="Standard">
      <style:paragraph-properties fo:line-height="0.423cm" style:writing-mode="lr-tb"/>
      <style:text-properties fo:color="#0066b3" style:font-name="メイリオ" fo:font-size="9pt" officeooo:rsid="02299481" style:font-name-asian="メイリオ" style:font-size-asian="9pt" style:language-asian="ja" style:country-asian="JP" style:font-size-complex="9pt"/>
    </style:style>
    <style:style style:name="P45" style:family="paragraph" style:parent-style-name="Standard">
      <style:paragraph-properties fo:line-height="0.423cm" style:writing-mode="lr-tb"/>
      <style:text-properties fo:color="#ce181e" style:font-name="メイリオ" fo:font-size="9pt" officeooo:rsid="02299481" style:font-name-asian="メイリオ" style:font-size-asian="9pt" style:language-asian="ja" style:country-asian="JP" style:font-size-complex="9pt"/>
    </style:style>
    <style:style style:name="P46" style:family="paragraph" style:parent-style-name="Standard">
      <style:paragraph-properties fo:line-height="0.423cm" style:writing-mode="lr-tb"/>
      <style:text-properties fo:color="#ce181e" style:font-name="メイリオ" fo:font-size="9pt" style:font-name-asian="メイリオ" style:font-size-asian="9pt" style:font-size-complex="9pt"/>
    </style:style>
    <style:style style:name="P47" style:family="paragraph" style:parent-style-name="Standard">
      <style:paragraph-properties fo:line-height="0.423cm" style:writing-mode="lr-tb"/>
      <style:text-properties style:font-name="メイリオ" fo:font-size="9pt" style:font-name-asian="メイリオ" style:font-size-asian="9pt" style:font-size-complex="9pt"/>
    </style:style>
    <style:style style:name="P48" style:family="paragraph" style:parent-style-name="Standard">
      <style:paragraph-properties fo:line-height="0.423cm" fo:break-before="page" style:writing-mode="lr-tb"/>
      <style:text-properties fo:color="#000000" style:font-name="メイリオ" fo:font-size="9pt" officeooo:rsid="02299481" style:font-name-asian="メイリオ" style:font-size-asian="9pt" style:language-asian="ja" style:country-asian="JP" style:font-size-complex="9pt"/>
    </style:style>
    <style:style style:name="T1" style:family="text">
      <style:text-properties style:language-asian="ja" style:country-asian="JP"/>
    </style:style>
    <style:style style:name="T2" style:family="text">
      <style:text-properties officeooo:rsid="029e12c0" style:language-asian="ja" style:country-asian="JP"/>
    </style:style>
    <style:style style:name="T3" style:family="text">
      <style:text-properties officeooo:rsid="02299481" style:language-asian="ja" style:country-asian="JP"/>
    </style:style>
    <style:style style:name="T4" style:family="text">
      <style:text-properties fo:color="#ce181e"/>
    </style:style>
    <style:style style:name="T5" style:family="text">
      <style:text-properties fo:color="#ce181e" style:language-asian="ja" style:country-asian="JP"/>
    </style:style>
    <style:style style:name="T6" style:family="text">
      <style:text-properties fo:color="#ce181e" style:font-name="メイリオ" fo:font-size="9pt" officeooo:rsid="02aea516" style:font-name-asian="メイリオ" style:font-size-asian="9pt" style:language-asian="ja" style:country-asian="JP" style:font-size-complex="9pt"/>
    </style:style>
    <style:style style:name="T7" style:family="text">
      <style:text-properties fo:color="#0000ff"/>
    </style:style>
    <style:style style:name="T8" style:family="text">
      <style:text-properties fo:color="#000000" style:font-name="メイリオ" fo:font-size="9pt" officeooo:rsid="02299481" style:font-name-asian="メイリオ" style:font-size-asian="9pt" style:language-asian="ja" style:country-asian="JP" style:font-size-complex="9pt"/>
    </style:style>
    <style:style style:name="T9" style:family="text">
      <style:text-properties fo:color="#000000" style:font-name="メイリオ" fo:font-size="9pt" officeooo:rsid="02accf8c" style:font-name-asian="メイリオ" style:font-size-asian="9pt" style:language-asian="ja" style:country-asian="JP" style:font-size-complex="9pt"/>
    </style:style>
    <style:style style:name="T10" style:family="text">
      <style:text-properties officeooo:rsid="02b2e4d2"/>
    </style:style>
    <style:style style:name="T11" style:family="text">
      <style:text-properties fo:font-variant="normal" fo:text-transform="none" fo:color="#000000" fo:letter-spacing="normal" style:language-asian="ja" style:country-asian="JP" style:font-style-asian="normal" style:font-weight-asian="normal"/>
    </style:style>
    <style:style style:name="T12" style:family="text">
      <style:text-properties fo:font-variant="normal" fo:text-transform="none" fo:letter-spacing="normal" style:font-style-asian="normal" style:font-weight-asian="normal"/>
    </style:style>
    <style:style style:name="T13" style:family="text">
      <style:text-properties fo:font-variant="normal" fo:text-transform="none" fo:letter-spacing="normal" style:language-asian="ja" style:country-asian="JP" style:font-style-asian="normal" style:font-weight-asian="normal"/>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5">はじめに</text:p>
      <text:p text:style-name="P9"/>
      <text:p text:style-name="P16">この文章は RISC-V の命令マニュアルを @shibatchii がRISC-Vアーキテクチャ勉強のためメモしながら訳しているものです。</text:p>
      <text:p text:style-name="P16">原文は <text:a xlink:type="simple" xlink:href="https://riscv.org/specifications/" text:style-name="Internet_20_link" text:visited-style-name="Visited_20_Internet_20_Link">https://riscv.org/specifications/</text:a> にある riscv-privileged-v1.10.pdf です。</text:p>
      <text:p text:style-name="P16"/>
      <text:p text:style-name="P16">原文のライセンス表示</text:p>
      <text:p text:style-name="P16">”The RISC-V Instruction Set Manual, Volume II: Privileged Architecture, Version</text:p>
      <text:p text:style-name="P5">1.10", Editors Andrew Waterman and Krste Asanovi#c, RISC-V Foundation, May 2017.</text:p>
      <text:p text:style-name="P16"/>
      <text:p text:style-name="P16">Creative Commons Attribution 4.0 International License</text:p>
      <text:p text:style-name="P16"/>
      <text:p text:style-name="P16"/>
      <text:p text:style-name="P16">この日本語訳のライセンスも原文のライセンスを引き継いで</text:p>
      <text:p text:style-name="P21">RISC-V命令セットマニュアル 第二巻：特権付きアーキテクチャ、文書 1.10版 日本語訳 @shibatchii</text:p>
      <text:p text:style-name="P20">Creative Commons Attribution 4.0 International License</text:p>
      <text:p text:style-name="P20">です。</text:p>
      <text:p text:style-name="P20"/>
      <text:p text:style-name="P20"><text:a xlink:type="simple" xlink:href="https://github.com/shibatchii/RISC-V" text:style-name="Internet_20_link" text:visited-style-name="Visited_20_Internet_20_Link">https://github.com/shibatchii/RISC-V</text:a></text:p>
      <text:p text:style-name="P22">に置いてあります。</text:p>
      <text:p text:style-name="P22"/>
      <text:p text:style-name="P20"/>
      <text:p text:style-name="P17">英語は得意でないので誤訳等あるかもしれません。ご指摘歓迎です。</text:p>
      <text:p text:style-name="P17">Google翻訳、Bing翻訳、Webilo翻訳、Exclite翻訳 を併用しながら翻訳し、勉強しています。</text:p>
      <text:p text:style-name="P17"/>
      <text:p text:style-name="P12">まずは意味が分からないところもあるかもしれませんが、ざっくり訳して2周位回ればまともになるかなと。</text:p>
      <text:p text:style-name="P18">体裁とかは後で整えようと思います。</text:p>
      <text:p text:style-name="P17"/>
      <text:p text:style-name="P17"/>
      <text:p text:style-name="P17">文章は以下の様に色分けしてます。</text:p>
      <text:p text:style-name="P17"/>
      <text:p text:style-name="P17">黒文字：翻訳した文書。</text:p>
      <text:p text:style-name="P17"><text:span text:style-name="T4">赤文字</text:span>：@shibatchiiコメント。わからないところとか、こう解釈したとか。</text:p>
      <text:p text:style-name="P17"><text:span text:style-name="T7">青文字</text:span>：RISC-Vにあまり関係なし。訳した日付とか、集中力が切れた時に書くヨタ話とか。</text:p>
      <text:p text:style-name="P17"/>
      <text:p text:style-name="P19"/>
      <text:p text:style-name="P17">2018/09/28 <text:s/>@shibatchii</text:p>
      <text:p text:style-name="P17"/>
      <text:p text:style-name="P23"/>
      <text:p text:style-name="P10"/>
      <text:p text:style-name="P10"/>
      <text:p text:style-name="P10"/>
      <text:p text:style-name="P10"/>
      <text:p text:style-name="P10"/>
      <text:p text:style-name="P10">RISC-V命令セットマニュアル第2巻：特権付きアーキテクチャ</text:p>
      <text:p text:style-name="P10">特権アーキテクチャバージョン1.10</text:p>
      <text:p text:style-name="P10">ドキュメントバージョン1.10</text:p>
      <text:p text:style-name="P10"/>
      <text:p text:style-name="P10">警告！ このドラフト仕様は、RISC-V <text:span text:style-name="T2">財団</text:span>によって標準として承認される前に変更される可能性があります。</text:p>
      <text:p text:style-name="P11">編集者はこの仕様の今後の変更が順方向互換になるよう意図していますが、</text:p>
      <text:p text:style-name="P11">この仕様書の実装が将来の標準に準拠しない可能性があります。</text:p>
      <text:p text:style-name="P10"/>
      <text:p text:style-name="P10">編集者：<text:span text:style-name="T1">アンドリュー ウォーターマン</text:span><text:span text:style-name="T2">1</text:span>、<text:span text:style-name="T1">クレステ アサノビッチ</text:span><text:span text:style-name="T2">1,2</text:span></text:p>
      <text:p text:style-name="P10"><text:span text:style-name="T2">1</text:span>SiFive Inc.、</text:p>
      <text:p text:style-name="P10"><text:span text:style-name="T2">2</text:span>カリフォルニア大学バークレー校EECS学科CS課</text:p>
      <text:p text:style-name="P10">andrew@sifive.com、krste@berkeley.edu</text:p>
      <text:p text:style-name="P10">2017年5月7日</text:p>
      <text:p text:style-name="P10"/>
      <text:p text:style-name="P14"/>
      <text:p text:style-name="P24"/>
      <text:p text:style-name="P13"/>
      <text:p text:style-name="P4">アルファベット順の仕様全バージョン貢献者（訂正があれば編集者に連絡してください）：</text:p>
      <text:p text:style-name="P4">クレステ・アサノビック、リマス・アヴィジエニス、ジェイコブ・バッハマイヤー、アレン・バウム、パオロ・ボンツィーニ、ルスラン・ブーキン、クリストファー・セリオ、デビッド・キスナー、アンソニー・コールター、パーマー・ダッベルト、モンテ・ダリムプリ、デニス・ファーガソン、マイク・フライシンガー、ジョン・ハウザー、デヴィッド・ホーナー、オロフ・ヨハンソン、リー・ユンサプ、アンドリュー・ルトミルスキー、ジョナサン・ノイシェファー、リシュユール・ニヒル、ステファン・オレア、アルバート・ウー、ジョン・オースターハウト、デビッド・パターソン、コリン・シュミット、ウェズリー・タープストラ、マット・トーマス、トミー・ソーン、レイ・ヴァンデウォーカー、メガン・ワックス、アンドリュー・ウォーターマン、レイノード・ザンデイク</text:p>
      <text:p text:style-name="P4"/>
      <text:p text:style-name="P4">このドキュメントはクリエイティブコモンズ帰属4.0国際ライセンスの下で公開されています。</text:p>
      <text:p text:style-name="P4"/>
      <text:p text:style-name="P26">このドキュメントは、「RISC-V特権仕様バージョン1.9.1」を次のライセンスの下でリリースした派生物です：(c) 2010-2017 アンドリュー・ウォーターマン、ユンサップ・リー、 リマス・アヴィジエニス、デビッド・パターソン、クレステ・アサノビック クリエイティブコモンズ帰属4.0国際ライセンス。</text:p>
      <text:p text:style-name="P4"/>
      <text:p text:style-name="P26">次のように引用してください：「RISC-V命令セットマニュアル、第2巻：特権アーキテクチャ、バージョン 1.10」、編集者アンドリュー・ウォーターマンとクレステ・アサノビック、RISC-V 財団、2017年5月。</text:p>
      <text:p text:style-name="P8"/>
      <text:p text:style-name="P8"/>
      <text:p text:style-name="P6"><text:span text:style-name="T5">配布条件はこれですね。</text:span><text:a xlink:type="simple" xlink:href="https://creativecommons.org/licenses/by/4.0/deed.ja" text:style-name="Internet_20_link" text:visited-style-name="Visited_20_Internet_20_Link"><text:span text:style-name="T4">https://creativecommons.org/licenses/by/4.0/deed.ja</text:span></text:a></text:p>
      <text:p text:style-name="P3">制限が少ない大変良いですね。</text:p>
      <text:p text:style-name="P2"/>
      <text:p text:style-name="P7">--2018/10/12</text:p>
      <text:p text:style-name="P36"/>
      <text:p text:style-name="P36"/>
      <text:p text:style-name="P36"/>
      <text:p text:style-name="P48"/>
      <text:p text:style-name="P36">序文</text:p>
      <text:p text:style-name="P36"/>
      <text:p text:style-name="P36">これは、RISC-V特権アーキテクチャ提案のバージョン1.10です。</text:p>
      <text:p text:style-name="P36">  バージョン1.9.1からの変更点：</text:p>
      <text:p text:style-name="P36"/>
      <text:list xml:id="list4165051881" text:style-name="L1">
        <text:list-item>
          <text:p text:style-name="P27"><text:span text:style-name="T8">このドキュメントの以前のバージョンは、元の作者が作成したクリエイティブコモンズ帰属4.0 国際ライセンスの下でリリースされました。このドキュメントの今後のバージョンは、同じライセンスでリリースされる予定です。</text:span></text:p>
        </text:list-item>
        <text:list-item>
          <text:p text:style-name="P27"><text:span text:style-name="T8">シャドーCSRアドレスに関する明示的な規則は、CSRスペースを再利用するために削除されました。</text:span></text:p>
          <text:p text:style-name="P27"><text:span text:style-name="T8">シャドーCSRsは、必要に応じて追加することができます。</text:span></text:p>
        </text:list-item>
        <text:list-item>
          <text:p text:style-name="P28"><text:span text:style-name="T8">mvendoridレジスタには、財団が提供するコードとは対照的に、コアプロバイダのJEDECコードが含まれるようになりました。</text:span></text:p>
          <text:p text:style-name="P28"><text:span text:style-name="T8">これにより、財団からの冗長性とオフロード作業が回避されます。 </text:span><text:span text:style-name="T6">←JEDECコードってなんじゃろ？</text:span></text:p>
        </text:list-item>
      </text:list>
      <text:list xml:id="list3673847985" text:style-name="L2">
        <text:list-item>
          <text:p text:style-name="P29"><text:span text:style-name="T8">割込み可能なスタック規律は単純化されています。</text:span></text:p>
        </text:list-item>
        <text:list-item>
          <text:p text:style-name="P29"><text:span text:style-name="T8">スーパーバイザモードとユーザモードで使用されるベースISAを変更するためのオプションのメカニズムがmstatus CSRに追加されました。misa の以前にBaseと呼ばれていたフィールドは、整合性のためにMXLに改名されました。</text:span></text:p>
        </text:list-item>
        <text:list-item>
          <text:p text:style-name="P29"><text:span text:style-name="T8">mstatusの追加の拡張状態のステータスフィールドを要約するためにXSを使用することを明確にしました。</text:span></text:p>
        </text:list-item>
        <text:list-item>
          <text:p text:style-name="P29"><text:span text:style-name="T8">mtvecおよびstvec CSRsには、オプションのベクタ割り込みのサポートが追加されています。</text:span></text:p>
        </text:list-item>
        <text:list-item>
          <text:p text:style-name="P29"><text:span text:style-name="T8">mip CSRのSEIPビットとUEIPビットは、外部割り込みのソフトウェア注入をサポートするために再定義されています。</text:span></text:p>
        </text:list-item>
        <text:list-item>
          <text:p text:style-name="P29"><text:span text:style-name="T8">mbadaddrレジスタはより一般的なmtvalレジスタに含まれています。これにより、命令エミュレーションの速度を上げるために不正な命令フォルトで不良命令ビットを取り込むことができます。</text:span></text:p>
        </text:list-item>
        <text:list-item>
          <text:p text:style-name="P30"><text:span text:style-name="T8">仮想メモリ構成をsptbr（now satp）に移行する過程の一環として、マシンモードのベースと境界の変換と保護のスキームが仕様から削除されました。</text:span></text:p>
          <text:p text:style-name="P30"><text:span text:style-name="T8">ベースとバインドされたスキームのモチベーションのいくつかはPMPレジスタでカバーされていますが、mstatusで利用可能なまま残っていれば、後で役立ちます。</text:span></text:p>
        </text:list-item>
      </text:list>
      <text:list xml:id="list3596425150" text:style-name="L3">
        <text:list-item>
          <text:p text:style-name="P31"><text:span text:style-name="T8">Mモードのみ、またはMモードとUモードの両方でUモードトラップをサポートしていないシステムでは、medelegレジスタとmidelegレジスタは存在しませんでしたが、以前はゼロを返していました。</text:span></text:p>
        </text:list-item>
        <text:list-item>
          <text:p text:style-name="P31"><text:span text:style-name="T8">仮想メモリページ違反は、物理メモリアクセス例外とは別のmcause値を持つようになりました。</text:span></text:p>
        </text:list-item>
      </text:list>
      <text:p text:style-name="P37"><text:s text:c="5"/>ページ違反例外は、PMAおよびPMPチェックによって生成された例外を委任することなく、</text:p>
      <text:p text:style-name="P37"><text:s text:c="5"/>Sモードに委任できるようになりました。</text:p>
      <text:list xml:id="list3786341931" text:style-name="L4">
        <text:list-item>
          <text:p text:style-name="P32"><text:span text:style-name="T8">オプションの物理メモリ保護（PMP）方式が提案されています。</text:span></text:p>
        </text:list-item>
        <text:list-item>
          <text:p text:style-name="P32"><text:span text:style-name="T8">スーパバイザの仮想メモリ構成は、mstatusレジスタからsptbrレジスタに移動されました。</text:span></text:p>
        </text:list-item>
      </text:list>
      <text:p text:style-name="P36">したがって、sptbrレジスタはsatp（スーパーバイザーアドレスの転送と保護）に名前が変更され、広がった役割が反映されます。</text:p>
      <text:p text:style-name="P36"/>
      <text:p text:style-name="P45">↑レジスタ名は整理しとかないとどれがどれかわからなくなりそう。</text:p>
      <text:p text:style-name="P36"/>
      <text:p text:style-name="P48"/>
      <text:list xml:id="list967253361" text:style-name="L5">
        <text:list-item>
          <text:p text:style-name="P33"><text:span text:style-name="T8">改善されたSFENCE.VMA命令のために、SFENCE.VM命令が削除されました。</text:span></text:p>
        </text:list-item>
        <text:list-item>
          <text:p text:style-name="P33"><text:span text:style-name="T8">mstatusビットMXRはsstatusを介してSモードにさらされています。</text:span></text:p>
        </text:list-item>
        <text:list-item>
          <text:p text:style-name="P33"><text:span text:style-name="T8">sstatusのPUMビットの極性は、MXRを含むコードシーケンスを短縮するために反転されています。</text:span></text:p>
        </text:list-item>
      </text:list>
      <text:p text:style-name="P36"><text:s text:c="5"/>ビットの名前がSUMに変更されました。</text:p>
      <text:list xml:id="list660075583" text:style-name="L6">
        <text:list-item>
          <text:p text:style-name="P34"><text:span text:style-name="T8">ページテーブルエントリのハードウェア管理AccessedビットとDirtyビットはオプションです。簡単な実装では、ソフトウェアをトラップして設定することができます。</text:span></text:p>
        </text:list-item>
        <text:list-item>
          <text:p text:style-name="P34"><text:span text:style-name="T8">カウンタイネーブル方式が変更されたため、SモードはカウンタのUモードへの可用性を制御できます。</text:span></text:p>
        </text:list-item>
        <text:list-item>
          <text:p text:style-name="P34"><text:span text:style-name="T8">Sモードでの再帰的仮想化サポートに焦点を当てているため、Hモードは削除されています。</text:span></text:p>
        </text:list-item>
        <text:list-item>
          <text:p text:style-name="P34"><text:span text:style-name="T8">エンコーディング空間は予約されており、後で再利用することができます。</text:span></text:p>
        </text:list-item>
        <text:list-item>
          <text:p text:style-name="P34"><text:span text:style-name="T8">Sモード仮想メモリ管理操作をトラップして仮想化パフォーマンスを向上させるメカニズムが追加されました。</text:span></text:p>
        </text:list-item>
        <text:list-item>
          <text:p text:style-name="P34"><text:span text:style-name="T8">スーパーバイザーバイナリインターフェイス（SBI）の章が削除され、別の仕様として維持することができます。</text:span></text:p>
        </text:list-item>
      </text:list>
      <text:p text:style-name="P36"/>
      <text:p text:style-name="P36"/>
      <text:p text:style-name="P48"/>
      <text:p text:style-name="P36">バージョン1.9.1の序文</text:p>
      <text:p text:style-name="P36"/>
      <text:p text:style-name="P36">これは、RISC-V特権アーキテクチャ提案のバージョン1.9.1です。</text:p>
      <text:p text:style-name="P36">バージョン1.9からの変更点：</text:p>
      <text:p text:style-name="P36"/>
      <text:list xml:id="list2666542286" text:style-name="L7">
        <text:list-item>
          <text:p text:style-name="P35"><text:span text:style-name="T8">解説セクションへの多数の追加と改良。</text:span></text:p>
        </text:list-item>
        <text:list-item>
          <text:p text:style-name="P35"><text:span text:style-name="T8">設定文字列の提案を変更して、デバイスツリーストリングやフラット化されたデバイスツリーなどのさまざまなフォーマットをサポートする検索プロセスを使用します。</text:span></text:p>
        </text:list-item>
        <text:list-item>
          <text:p text:style-name="P35"><text:span text:style-name="T9">misa</text:span><text:span text:style-name="T8">は、ベースおよびサポートされているISA拡張の変更をサポートするように、オプションで書き込み可能になりました。</text:span></text:p>
          <text:p text:style-name="P35"><text:span text:style-name="T9">misa</text:span><text:span text:style-name="T8">のCSRアドレスが変更されました。</text:span></text:p>
        </text:list-item>
        <text:list-item>
          <text:p text:style-name="P35"><text:span text:style-name="T8">デバッグモードとデバッグCSR</text:span><text:span text:style-name="T9">s</text:span><text:span text:style-name="T8">の説明が追加されました。</text:span></text:p>
        </text:list-item>
        <text:list-item>
          <text:p text:style-name="P35"><text:span text:style-name="T8">ハードウェアパフォーマンス監視スキームを追加しました。</text:span></text:p>
          <text:p text:style-name="P35"><text:span text:style-name="T8">既存のハードウェアカウンタの処理を簡素化し、カウンタの特権バージョンと対応するデルタレジスタを削除しました。</text:span></text:p>
        </text:list-item>
        <text:list-item>
          <text:p text:style-name="P35"><text:span text:style-name="T8">ユーザーレベルの割り込みがある場合のSPIEの説明が修正されました。</text:span></text:p>
        </text:list-item>
      </text:list>
      <text:p text:style-name="P36"/>
      <text:p text:style-name="P45">↑misaってなんだっけ。後で確認</text:p>
      <text:p text:style-name="P36"/>
      <text:p text:style-name="P36"/>
      <text:p text:style-name="P48"/>
      <text:p text:style-name="P44">-- 1ページ空き、次ページへ</text:p>
      <text:p text:style-name="P36"/>
      <text:p text:style-name="P36"/>
      <text:p text:style-name="P36"/>
      <text:p text:style-name="P48"/>
      <text:p text:style-name="P36">内容</text:p>
      <text:p text:style-name="P36"/>
      <text:p text:style-name="P36">序文</text:p>
      <text:p text:style-name="P36"/>
      <text:p text:style-name="P36">1 はじめに　　　　　　　　　　　　　　　　　　　　　　　　　　　　　　　　　　　　　　　　　　　　　　　　　　　　　1</text:p>
      <text:p text:style-name="P38"><text:s text:c="2"/>1.1 RISC-Vハードウェアプラットフォームの用語。 。 。 。 。 。 。 。 。 。 。 。 。 。 。 。 。 。 。 。 。 。 。 。 。 。 1</text:p>
      <text:p text:style-name="P38"><text:s text:c="2"/>1.2 RISC-V特権ソフトウェアスタック用語。 。 。 。 。 。 。 。 。 。 。 。 。 。 。 。 。 。 。 。 。 。 。 。 。 。 。 。 2</text:p>
      <text:p text:style-name="P36"><text:s text:c="2"/>1.3 特権レベル。 。 。 。 。 。 。 。 。 。 。 。 。 。 。 。 。 。 。 。 。 。 。 。 。 。 。 。 。 。 。 。 。 。 。 。 。 3</text:p>
      <text:p text:style-name="P36"><text:s text:c="2"/>1.4 デバッグモード。 。 。 。 。 。 。 。 。 。 。 。 。 。 。 。 。 。 。 。 。 。 。 。 。 。 。 。 。 。 。 。 。 。 。 。 5</text:p>
      <text:p text:style-name="P36"/>
      <text:p text:style-name="P36">2 制御およびステータスレジスタ（CSR）　　　　　　　　　　　　　　　　　　　　　　　　　　　　　　　　　　　　　　　7</text:p>
      <text:p text:style-name="P38"><text:s text:c="2"/>2.1 CSRアドレスマッピング規則。 。 。 。 。 。 。 。 。 。 。 。 。 。 。 。 。 。 。 。 。 。 。 。 。 。 。 。 。 。 。 7</text:p>
      <text:p text:style-name="P36"><text:s text:c="2"/>2.2 CSRリスト。 。 。 。 。 。 。 。 。 。 。 。 。 。 。 。 。 。 。 。 。 。 。 。 。 。 。 。 。 。 。 。 。 。 。 。 。 9</text:p>
      <text:p text:style-name="P38">2.3 CSR分野の仕様。 。 。 。 。 。 。 。 。 。 。 。 。 。 。 。 。 。 。 。 。 。 。 。 。 。 。 。 。 。 。 。 。 。 。 。 13</text:p>
      <text:p text:style-name="P36"/>
      <text:p text:style-name="P36">3 マシンレベルISA、バージョン1.10 　　　　　　　　　　　　　　　　　　　　　　　　　　　　　　　　　　　　　　　　15</text:p>
      <text:p text:style-name="P36"><text:s text:c="2"/>3.1マシンレベルのCSR。 。 。 。 。 。 。 。 。 。 。 。 。 。 。 。 。 。 。 。 。 。。 。 。 。 。 。 。 。 。 。 。 。 15</text:p>
      <text:p text:style-name="P39"><text:s text:c="4"/>3.1.1 マシンISAレジスタ misa。 。 。 。 。 。 。 。 。 。 。 。 。 。 。 。 。 。 。 。 。 。 。 。 。 。 。 。 。 。 。 15</text:p>
      <text:p text:style-name="P39"><text:s text:c="4"/>3.1.2 マシンベンダID mvendoridレジスタ。 。 。 。 。 。 。 。 。 。 。 。 。 。 。 。 。 。 。 。 。 。 。 。 。 。 。 18</text:p>
      <text:p text:style-name="P39"><text:s text:c="4"/>3.1.3 マシンアーキテクチャID marchidレジスタ。 。 。 。 。 。 。 。 。 。 。 。 。 。 。 。 。 。 。 。 。 。 。 。 。 18</text:p>
      <text:p text:style-name="P39"><text:s text:c="4"/>3.1.4 マシン実装ID mimpidレジスタ。 。 。 。 。 。 。 。 。 。 。 。 。 。 。 。 。 。 。 。 。 。 。 。 。 。 。 。 。 19</text:p>
      <text:p text:style-name="P39"><text:s text:c="4"/>3.1.5 ハートID mhartidレジスタ。 。 。 。 。 。 。 。 。 。 。 。 。 。 。 。 。 。 。 。 。 。 。 。 。 。 。 。 。 。 19</text:p>
      <text:p text:style-name="P39"><text:s text:c="4"/>3.1.6 マシンステータスレジスタ（mstatus）。 。 。 。 。 。 。 。 。 。 。 。 。 。 。 。 。 。 。 。 。 。 。 。 。 。 19</text:p>
      <text:p text:style-name="P39"><text:s text:c="4"/>3.1.7 mstatusレジスタの特権およびグローバル割り込みイネーブルスタック。 。 。 。 。 。 。 。 。 。 。 。 。 。 。 20</text:p>
      <text:p text:style-name="P36"/>
      <text:p text:style-name="P36"/>
      <text:p text:style-name="P48"/>
      <text:p text:style-name="P39"><text:s text:c="4"/>3.1.8 mstatusレジスタのベースISA制御。 。 。 。 。 。 。 。 。 。 。 。 。 。 。 。 。 。 。 。 。 。 。 。 。 。 。 21</text:p>
      <text:p text:style-name="P39"><text:s text:c="4"/>3.1.9 mstatusレジスタのメモリ特権。 。 。 。 。 。 。 。 。 。 。 。 。 。 。 。 。 。 。 。 。 。 。 。 。 。 。 。 。 22</text:p>
      <text:p text:style-name="P39"><text:s text:c="4"/>3.1.10 mstatusレジスタの仮想化サポート。 。 。 。 。 。 。 。 。 。 。 。 。 。 。 。 。 。 。 。 。 。 。 。 。 。 。 22</text:p>
      <text:p text:style-name="P39"><text:s text:c="4"/>3.1.11 mstatusレジスタの拡張コンテキスト状態。 。 。 。 。 。 。 。 。 。 。 。 。 。 。 。 。 。 。 。 。 。 。 。 。 23</text:p>
      <text:p text:style-name="P39"><text:s text:c="4"/>3.1.12 マシントラップベクトルベースアドレスレジスタ（mtvec）。 。 。 。 。 。 。 。 。 。 。 。 。 。 。 。 。 。 。 26</text:p>
      <text:p text:style-name="P39"><text:s text:c="4"/>3.1.13 マシントラップ委任レジスタ（medelegとmideleg）。 。 。 。 。 。 。 。 。 。 。 。 。 。 。 。 。 。 。 。 。 27</text:p>
      <text:p text:style-name="P39"><text:s text:c="4"/>3.1.14 マシン割り込みレジスタ（mipとmie）。 。 。 。 。 。 。 。 。 。 。 。 。 。 。 。 。 。 。 。 。 。 。 。 。 。 28</text:p>
      <text:p text:style-name="P39"><text:s text:c="4"/>3.1.15 マシンタイマレジスタ（mtimeとmtimecmp）。 。 。 。 。 。 。 。 。 。 。 。 。 。 。 。 。 。 。 。 。 。 。 30</text:p>
      <text:p text:style-name="P39"><text:s text:c="4"/>3.1.16 ハードウェアパフォーマンスモニタ。 。 。 。 。 。 。 。 。 。 。 。 。 。 。 。 。 。 。 。 。 。 。 。 。 。 。 31</text:p>
      <text:p text:style-name="P39"><text:s text:c="4"/>3.1.17 カウンタイネーブルレジスタ（[m | h | s] counteren）。 。 。 。 。 。 。 。 。 。 。 。 。 。 。 。 。 。 。 。 32</text:p>
      <text:p text:style-name="P39"><text:s text:c="4"/>3.1.18 マシンスクラッチレジスタ（mscratch）。 。 。 。 。 。 。 。 。 。 。 。 。 。 。 。 。 。 。 。 。 。 。 。 。 33</text:p>
      <text:p text:style-name="P39"><text:s text:c="4"/>3.1.19 マシン例外プログラムカウンタ（mepc）。 。 。 。 。 。 。 。 。 。 。 。 。 。 。 。 。 。 。 。 。 。 。 。 。 34</text:p>
      <text:p text:style-name="P39"><text:s text:c="4"/>3.1.20 マシン要因レジスタ（mcause）。 。 。 。 。 。 。 。 。 。 。 。 。 。 。 。 。 。 。 。 。 。 。 。 。 。 。 。 34</text:p>
      <text:p text:style-name="P39"><text:s text:c="4"/>3.1.21 マシントラップ値（mtval）レジスタ。 。 。 。 。 。 。 。 。 。 。 。 。 。 。 。 。 。 。 。 。 。 。 。 。 。 。 35</text:p>
      <text:p text:style-name="P39"><text:s text:c="2"/>3.2 マシンモード特権命令。 。 。 。 。 。 。 。 。 。 。 。 。 。 。 。 。 。 。 。 。 。 。 。 。 。 。 。 。 。 。 。 。 37</text:p>
      <text:p text:style-name="P39"><text:s text:c="4"/>3.2.1 環境呼び出しとブレークポイント。 。 。 。 。 。 。 。 。 。 。 。 。 。 。 。 。 。 。 。 。 。 。 。 。 。 。 。 37</text:p>
      <text:p text:style-name="P39"><text:s text:c="4"/>3.2.2 トラップリターン命令。 。 。 。 。 。 。 。 。 。 。 。 。 。 。 。 。 。 。 。 。 。 。 。 。 。 。 。 。 。 。 。 37</text:p>
      <text:p text:style-name="P39"><text:s text:c="4"/>3.2.3 割り込みを待ち。 。 。 。 。 。 。 。 。 。 。 。 。 。 。 。 。 。 。 。 。 。 。 。 。 。 。 。 。 。 。 。 。 。 38</text:p>
      <text:p text:style-name="P36"><text:s text:c="2"/>3.3 リセット。 。 。 。 。 。 。 。 。 。 。 。 。 。 。 。 。 。 。 。 。 。 。 。 。 。 。 。 。 。 。 。 。 。 。 。 。 。 39</text:p>
      <text:p text:style-name="P36"><text:s text:c="2"/>3.4 マスカブルでない割り込み。 。 。 。 。 。 。 。 。 。 。 。 。 。 。 。 。 。 。 。 。 。 。 。 。 。 。 。 。 。 。 。 39</text:p>
      <text:p text:style-name="P39"><text:s text:c="2"/>3.5 物理メモリ属性。 。 。 。 。 。 。 。 。 。 。 。 。 。 。 。 。 。 。 。 。 。 。 。 。 。 。 。 。 。 。 。 。 。 。 。 39</text:p>
      <text:p text:style-name="P40"><text:s text:c="4"/>3.5.1 メインメモリとI / Oと空レジスタの比較。 。 。 。 。 。 。 。 。 。 。 。 。 。 。 。 。 。 。 。 。 。 。 。 。 。 41</text:p>
      <text:p text:style-name="P40"><text:s text:c="4"/>3.5.2 サポートされているアクセスタイプPMA<text:span text:style-name="T10">s</text:span>。 。 。 。 。 。 。 。 。 。 。 。 。 。 。 。 。 。 。 。 。 。 。 。 。 。 41</text:p>
      <text:p text:style-name="P40"><text:s text:c="4"/>3.5.3 原子性PMA<text:span text:style-name="T10">s</text:span>。 。 。 。 。 。 。 。 。 。 。 。 。 。 。 。 。 。 。 。 。 。 。 。 。 。 。 。 。 。 。 。 。 。 。 。 41</text:p>
      <text:p text:style-name="P40"><text:s text:c="4"/>3.5.4 メモリオーダーPMA<text:span text:style-name="T10">s</text:span>。 。 。 。 。 。 。 。 。 。 。 。 。 。 。 。 。 。 。 。 。 。 。 。 。 。 。 。 。 。 。 。 。 42</text:p>
      <text:p text:style-name="P40"><text:s text:c="4"/>3.5.5 一貫性とキャッシュ可能性のPMA<text:span text:style-name="T10">s</text:span>。 。 。 。 。 。 。 。 。 。 。 。 。 。 。 。 。 。 。 。 。 。 。 。 。 。 。 。 43</text:p>
      <text:p text:style-name="P40"><text:s text:c="4"/>3.5.6 冪等性 PMA<text:span text:style-name="T10">s</text:span>。 。 。 。 。 。 。 。 。 。 。 。 。 。 。 。 。 。 。 。 。 。 。 。 。 。 。 。 。 。 。 。 。 。 。 44</text:p>
      <text:p text:style-name="P40"><text:s text:c="2"/>3.6 物理メモリ保護。 。 。 。 。 。 。 。 。 。 。 。 。 。 。 。 。 。 。 。 。 。 。 。 。 。 。 。 。 。 。 。 。 。 。 。 44</text:p>
      <text:p text:style-name="P36"/>
      <text:p text:style-name="P46"><text:span text:style-name="T3">↑</text:span><text:span text:style-name="T12">冪等性</text:span><text:span text:style-name="T13"> (とうべきせい) 「大雑把に言って、ある操作を1回行っても複数回行っても結果が同じであることをいう概念である。」って。なんか難しい言葉やね。初めて聞いた。プログラムでいうといつも同じ答えが出るってこと。あたりまえじゃんと思うけど、割り込み処理が入って意図せずメモリ内容買い換えられちゃったりすると崩れちゃう。</text:span></text:p>
      <text:p text:style-name="P6"><text:span text:style-name="T11"/></text:p>
      <text:p text:style-name="P6"><text:span text:style-name="T11"/></text:p>
      <text:p text:style-name="P48"/>
      <text:p text:style-name="P41"><text:s text:c="2"/>3.6.1 物理メモリ保護のCSRs。 。 。 。 。 。 。 。 。 。 。 。 。 。 。 。 。 。 。 。 。 。 。 。 。 。 。 。 。 。 。 。 45</text:p>
      <text:p text:style-name="P36"/>
      <text:p text:style-name="P36">4 スーパーバイザレベルISA、バージョン1.10 　　　　　　　　　　　　　　　　　　　　　　　　　　　　　　　　　　　　49</text:p>
      <text:p text:style-name="P36"><text:s text:c="2"/>4.1 スーパーバイザCSRs。 。。 。 。 。 。 。 。 。 。 。 。 。 。 。 。 。 。 。 。 。 。 。 。 。 。 。 。 。 。 。 。 。 49</text:p>
      <text:p text:style-name="P41"><text:s text:c="4"/>4.1.1 スーパバイザステータスレジスタ（sstatus）。 。 。 。 。 。 。 。 。 。 。 。 。 。 。 。 。 。 。 。 。 。 。 。 49</text:p>
      <text:p text:style-name="P41"><text:s text:c="4"/>4.1.2 sstatusレジスタのベースISA制御。 。 。 。 。 。 。 。 。 。 。 。 。 。 。 。 。 。 。 。 。 。 。 。 。 。 。 。 50</text:p>
      <text:p text:style-name="P41"><text:s text:c="4"/>4.1.3 sstatusレジスタのメモリ特権。 。 。 。 。 。 。 。 。 。 。 。 。 。 。 。 。 。 。 。 。 。 。 。 。 。 。 。 。 51</text:p>
      <text:p text:style-name="P41"><text:s text:c="4"/>4.1.4 スーパーバイザトラップベクタベースアドレスレジスタ（stvec）。 。 。 。 。 。 。 。 。 。 。 。 。 。 。 。 。 51</text:p>
      <text:p text:style-name="P41"><text:s text:c="4"/>4.1.5 スーパバイザ割り込みレジスタ（sip and sie）。 。 。 。 。 。 。 。 。 。 。 。 。 。 。 。 。 。 。 。 。 。 。 。 52</text:p>
      <text:p text:style-name="P41"><text:s text:c="4"/>4.1.6 スーパーバイザタイマとパフォーマンスカウンタ。 。 。 。 。 。 。 。 。 。 。 。 。 。 。 。 。 。 。 。 。 。 。 53</text:p>
      <text:p text:style-name="P41"><text:s text:c="4"/>4.1.7 カウンタイネーブルレジスタ（scounteren）。 。 。 。 。 。 。 。 。 。 。 。 。 。 。 。 。 。 。 。 。 。 。 。 53</text:p>
      <text:p text:style-name="P41"><text:s text:c="4"/>4.1.8 スーパーバイザスクラッチレジスタ（スクラッチ）。 。 。 。 。 。 。 。 。 。 。 。 。 。 。 。 。 。 。 。 。 。 54</text:p>
      <text:p text:style-name="P41"><text:s text:c="4"/>4.1.9 スーパーバイザ例外プログラムカウンタ（sepc）。 。 。 。 。 。 。 。 。 。 。 。 。 。 。 。 。 。 。 。 。 。 。 54</text:p>
      <text:p text:style-name="P42"><text:s text:c="4"/>4.1.10 スーパーバイザ原因登録（scause）。 。 。 。 。 。 。 。 。 。 。 。 。 。 。 。 。 。 。 。 。 。 。 。 。 。 。 54</text:p>
      <text:p text:style-name="P41"><text:s text:c="4"/>4.1.11 スーパーバイザトラップ値（stval）レジスタ。 。 。 。 。 。 。 。 。 。 。 。 。 。 。 。 。 。 。 。 。 。 。 。 55</text:p>
      <text:p text:style-name="P41"><text:s text:c="4"/>4.1.12 スーパーバイザアドレス変換および保護（satp）レジスタ。 。 。 。 。 。 。 。 。 。 。 。 。 。 。 。 。 。 。 。 56</text:p>
      <text:p text:style-name="P42"><text:s text:c="2"/>4.2 スーパーバイザ命令。 。 。 。 。 。 。 。 。 。 。 。 。 。 。 。 。 。 。 。 。 。 。 。 。 。 。 。 。 。 。 。 。 。 58</text:p>
      <text:p text:style-name="P41"><text:s text:c="4"/>4.2.1 スーパーバイザメモリ管理フェンス命令。 。 。 。 。 。 。 。 。 。 。 。 。 。 。 。 。 。 。 。 。 。 。 。 。 。 58</text:p>
      <text:p text:style-name="P41"><text:s text:c="2"/>4.3 Sv32：ページベースの32ビット仮想メモリシステム。 。 。 。 。 。 。 。 。 。 。 。 。 。 。 。 。 。 。 。 。 。 。 59</text:p>
      <text:p text:style-name="P41"><text:s text:c="4"/>4.3.1 アドレッシングとメモリ保護。 。 。 。 。 。 。 。 。 。 。 。 。 。 。 。 。 。 。 。 。 。 。 。 。 。 。 。 。 。 59</text:p>
      <text:p text:style-name="P41"><text:s text:c="4"/>4.3.2 仮想アドレス変換プロセス。 。 。 。 。 。 。 。 。 。 。 。 。 。 。 。 。 。 。 。 。 。 。 。 。 。 。 。 。 。 。 62</text:p>
      <text:p text:style-name="P41"><text:s text:c="2"/>4.4 Sv39：ページベースの39ビット仮想メモリシステム。 。 。 。 。 。 。 。 。 。 。 。 。 。 。 。 。 。 。 。 。 。 。 62</text:p>
      <text:p text:style-name="P41"><text:s text:c="4"/>4.4.1 アドレッシングとメモリ保護。 。 。 。 。 。 。 。 。 。 。 。 。 。 。 。 。 。 。 。 。 。 。 。 。 。 。 。 。 。 63</text:p>
      <text:p text:style-name="P41"><text:s text:c="2"/>4.5 Sv48：ページベースの48ビット仮想メモリシステム。 。 。 。 。 。 。 。 。 。 。 。 。 。 。 。 。 。 。 。 。 。 。 63</text:p>
      <text:p text:style-name="P41"><text:s text:c="4"/>4.5.1アドレッシングとメモリ保護。 。 。 。 。 。 。 。 。 。 。 。 。 。 。 。 。 。 。 。 。 。 。 。 。 。 。 。 。 。 64</text:p>
      <text:p text:style-name="P36"/>
      <text:p text:style-name="P36">5 ハイパーバイザー 拡張、バージョン0.0 　　　　　　　　　　　　　　　　　　　　　　　　　　　　　　　　　　　　　　65</text:p>
      <text:p text:style-name="P36"/>
      <text:p text:style-name="P36">6 RISC-V特権命令セットのリスト　　　　　　　　　　　　　　　　　　　　　　　　　　　　　　　　　　　　　　　　　　67</text:p>
      <text:p text:style-name="P36"/>
      <text:p text:style-name="P36"/>
      <text:p text:style-name="P48"/>
      <text:p text:style-name="P36">7 プラットフォームレベル割り込みコントローラ（PLIC）　　　　　　　　　　　　　　　　　　　　　　　　　　　　　　　69</text:p>
      <text:p text:style-name="P42"><text:s text:c="2"/>7.1 PLICの概要。 。 。 。 。 。 。 。 。 。 。 。 。 。 。 。 。 。 。 。 。 。 。 。 。 。 。 。 。 。 。 。 。 。 。 。 。 69</text:p>
      <text:p text:style-name="P36"><text:s text:c="2"/>7.2 割込みソース。 。 。 。 。 。 。 。 。 。 。 。 。 。 。 。 。 。 。 。 。 。 。 。 。 。 。 。 。 。 。 。 。 。 。 。 69</text:p>
      <text:p text:style-name="P42"><text:s text:c="4"/>7.2.1ロ ーカル割込みソース。 。 。 。 。 。 。 。 。 。 。 。 。 。 。 。 。 。 。 。 。 。 。 。 。 。 。 。 。 。 。 。 70</text:p>
      <text:p text:style-name="P42"><text:s text:c="4"/>7.2.2 グローバル割込みソース。 。 。 。 。 。 。 。 。 。 。 。 。 。 。 。 。 。 。 。 。 。 。 。 。 。 。 。 。 。 。 71</text:p>
      <text:p text:style-name="P36"><text:s text:c="2"/>7.3 割り込みターゲットとハートコンテキスト。 。 。 。 。 。 。 。 。 。 。 。 。 。 。 。 。 。 。 。 。 。 。 。 。 。 。 71</text:p>
      <text:p text:style-name="P36"><text:s text:c="2"/>7.4 割り込みゲートウェイ。 。 。 。 。 。 。 。 。 。 。 。 。 。 。 。 。 。 。 。 。 。 。 。 。 。 。 。 。 。 。 。 。 71</text:p>
      <text:p text:style-name="P42"><text:s text:c="2"/>7.5 割込み識別子（ID）。 。 。 。 。 。 。 。 。 。 。 。 。 。 。 。 。 。 。 。 。 。 。 。 。 。 。 。 。 。 。 。 。 。 72</text:p>
      <text:p text:style-name="P36"><text:s text:c="2"/>7.6 割り込みの優先順位。 。 。 。 。 。 。 。 。 。 。 。 。 。 。 。 。 。 。 。 。 。 。 。 。 。 。 。 。 。 。 。 。 。 72</text:p>
      <text:p text:style-name="P42"><text:s text:c="2"/>7.7 割り込みが有効。 。 。 。 。 。 。 。 。 。 。 。 。 。 。 。 。 。 。 。 。 。 。 。 。 。 。 。 。 。 。 。 。 。 。 。 73</text:p>
      <text:p text:style-name="P42"><text:s text:c="2"/>7.8 割り込み優先度しきい値。 。 。 。 。 。 。 。 。 。 。 。 。 。 。 。 。 。 。 。 。 。 。 。 。 。 。 。 。 。 。 。 。 73</text:p>
      <text:p text:style-name="P42"><text:s text:c="2"/>7.9 割り込み通知。 。 。 。 。 。 。 。 。 。 。 。 。 。 。 。 。 。 。 。 。 。 。 。 。 。 。 。 。 。 。 。 。 。 。 。 74</text:p>
      <text:p text:style-name="P36"><text:s text:c="2"/>7.10 割り込みクレーム。 。 。 。。 。 。 。 。 。 。 。 。 。 。 。 。 。 。 。 。 。 。 。 。 。 。 。 。 。 。 。 。 。 。 74</text:p>
      <text:p text:style-name="P36"><text:s text:c="2"/>7.11 割り込み完了。 。 。 。 。 。 。 。 。 。 。 。 。 。 。 。 。 。 。 。 。 。 。 。 。 。 。 。 。 。 。 。 。 。 。 。 75</text:p>
      <text:p text:style-name="P36"><text:s text:c="2"/>7.12 割り込みの流れ。 。 。 。 。 。 。 。 。 。 。 。 。 。 。 。 。 。 。 。 。 。 。 。 。 。 。 。 。 。 。 。 。 。 。 75</text:p>
      <text:p text:style-name="P42"><text:s text:c="2"/>7.13 PLICコア仕様。 。 。 。 。 。 。 。 。 。 。 。 。 。 。 。 。 。 。 。 。 。 。 。 。 。 。 。 。 。 。 。 。 。 。 。 76</text:p>
      <text:p text:style-name="P42"><text:s text:c="2"/>7.14 PLICへのアクセスの制御。 。 。 。 。 。 。 。 。 。 。 。 。 。 。 。 。 。 。 。 。 。 。 。 。 。 。 。 。 。 。 。 76</text:p>
      <text:p text:style-name="P36"/>
      <text:p text:style-name="P36">8 マシン設定説明　　　　　　　　　　　　　　　　　　　　　　　　　　　　　　　　　　　　　　　　　　　　　　　　　77</text:p>
      <text:p text:style-name="P42"><text:s text:c="2"/>8.1 設定文字列検索手順。 。 。 。 。 。 。 。 。 。 。 。 。 。 。 。 。 。 。 。 。 。 。 。 。 。 。 。 。 。 。 。 。 。 77</text:p>
      <text:p text:style-name="P36"/>
      <text:p text:style-name="P36">9 ヒストリー　　　　　　　　　　　　　　　　　　　　　　　　　　　　　　　　　　　　　　　　　　　　　　　　　　　79</text:p>
      <text:p text:style-name="P42"><text:s text:c="2"/>9.1 UC Berkeleyにおける研究資金。 。 。 。 。 。 。 。 。 。 。 。 。 。 。 。 。 。 。 。 。 。 。 。 。 。 。 。 。 。 79</text:p>
      <text:p text:style-name="P36"/>
      <text:p text:style-name="P36"/>
      <text:p text:style-name="P44">-- 2018/10/13</text:p>
      <text:p text:style-name="P36"/>
      <text:p text:style-name="P48"/>
      <text:p text:style-name="P36"/>
      <text:p text:style-name="P44">--ここまで。これ以降はこれから翻訳。 @shibatchii</text:p>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25pt" style:font-name-asian="メイリオ" style:font-size-asian="9pt" style:language-asian="ja" style:country-asian="JP" style:font-size-complex="10.25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2.1$Windows_X86_64 LibreOffice_project/65905a128db06ba48db947242809d14d3f9a93fe</meta:generator>
    <dc:date>2018-10-13T15:28:16.893000000</dc:date>
    <meta:editing-duration>P5DT11H13M7S</meta:editing-duration>
    <meta:editing-cycles>195</meta:editing-cycles>
    <meta:document-statistic meta:table-count="0" meta:image-count="0" meta:object-count="0" meta:page-count="12" meta:paragraph-count="186" meta:word-count="7255" meta:character-count="12017" meta:non-whitespace-character-count="8724"/>
  </office:meta>
</office:document-meta>
</file>